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Google Sans" svg:font-family="'Google Sans', Roboto, arial, sans-serif"/>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7"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8"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9" style:family="paragraph" style:parent-style-name="Preformatted_20_Text">
      <style:paragraph-properties fo:margin-top="0in" fo:margin-bottom="0in" fo:line-height="100%" fo:orphans="2" fo:widows="2" fo:padding="0.1252in" fo:border="0.0008in solid #000000"/>
    </style:style>
    <style:style style:name="P20" style:family="paragraph" style:parent-style-name="Text_20_body">
      <style:text-properties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6"><text:s/>Craft ........ Kuat Systems Engineering Firespray-class</text:p>
      <text:p text:style-name="P17">Type ......... Patrol/Attack Craft <text:s text:c="2"/>Cargo Capacity ......... 70 metric tons</text:p>
      <text:p text:style-name="P17">Scale ........ Starship <text:s text:c="13"/>Consumables ............ 1 month</text:p>
      <text:p text:style-name="P17">Length ....... 22 meters <text:s text:c="12"/>Hyperdrive Multiplier .. x2</text:p>
      <text:p text:style-name="P17">Pilot Skill .. Starship Piloting <text:s text:c="4"/>Hyperdrive Backup ...... x15</text:p>
      <text:p text:style-name="P17">Crew ......... 1, gunners: 2 <text:s text:c="8"/>Nav Computer ........... Yes</text:p>
      <text:p text:style-name="P17">Passengers ... 4 <text:s text:c="20"/>Maneuverability ........ 1D</text:p>
      <text:p text:style-name="P17">Hull ......... 138 <text:s text:c="18"/>Space Movement ......... 50 </text:p>
      <text:p text:style-name="P17">Shields ...... 36 <text:s text:c="19"/>Atmosphere ............. 295;850kmh</text:p>
      <text:p text:style-name="P17">Can Land? .... Yes <text:s text:c="18"/>Hangar Space ........... None</text:p>
      <text:p text:style-name="P19"/>
      <text:p text:style-name="P17">Sensors ...... Normal: <text:s/>1000, <text:s/>Focus: <text:s/>20, <text:s/>Passive: <text:s/>100</text:p>
      <text:p text:style-name="P19"/>
      <text:p text:style-name="P17">Weapon Skill ...... Starship Gunnery</text:p>
      <text:p text:style-name="P17">Weapon Slots ...... 4 total (2 filled)</text:p>
      <text:p text:style-name="P19"/>
      <text:p text:style-name="P17">Stock Weapons:</text:p>
      <text:p text:style-name="P18"><text:s text:c="4"/><text:span text:style-name="T11">Two Twin Mounted Blaster Cannons:</text:span></text:p>
      <text:p text:style-name="P18"><text:s text:c="6"/><text:span text:style-name="T11">Weapon Rating .... Standard <text:s text:c="6"/>Damage ........ 5D</text:span></text:p>
      <text:p text:style-name="P18"><text:s text:c="6"/><text:span text:style-name="T11">Fire Arc ......... Turret <text:s text:c="8"/>Fire Control .. 2D</text:span></text:p>
      <text:p text:style-name="P18"><text:s text:c="6"/><text:span text:style-name="T11">Space Range ...... 1-5/10/17 <text:s text:c="5"/>Atmo Range .... 100-500m/1km/1.7km</text:span></text:p>
      <text:p text:style-name="P19"/>
      <text:p text:style-name="P17">BASE COST NEW: 145000 cr <text:s text:c="12"/>BASE COST USED: 36250 cr <text:s text:c="13"/></text:p>
      <text:p text:style-name="P17">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4"><text:span text:style-name="T10"/></text:p>
      <text:p text:style-name="P14"><text:span text:style-name="T10">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span></text:p>
      <text:p text:style-name="P14"><text:span text:style-name="T10"/></text:p>
      <text:p text:style-name="P14"><text:span text:style-name="T10">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span></text:p>
      <text:p text:style-name="P14"><text:span text:style-name="T10"/></text:p>
      <text:p text:style-name="P14"><text:span text:style-name="T10">They waited. Daginal sat upside down in his chair, playing with goldhorde. He'd throw a piece of data deep inside the computer, and The dragon would come trotting back with it between his teeth. </text:span></text:p>
      <text:p text:style-name="P14"><text:span text:style-name="T10"/></text:p>
      <text:p text:style-name="P14"><text:span text:style-name="T10">One throw, Goldhorde did not come back with the data, but instead a message from the hash cracking service. It was a little envelope, and Goldhorde pinched it between the huge incisors at the front of his mouth. </text:span></text:p>
      <text:p text:style-name="P14"><text:span text:style-name="T10"/></text:p>
      <text:p text:style-name="P14"><text:span text:style-name="T10">Oh! Said Daginal. It's here. He quickly scooped goldhorde into the data dagger and then went in search of the terminal. The computer had identified itself as engine computer four. </text:span></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4"><text:span text:style-name="T10"/></text:p>
      <text:p text:style-name="P14"><text:span text:style-name="T10">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span></text:p>
      <text:p text:style-name="P14"><text:span text:style-name="T10"/></text:p>
      <text:p text:style-name="P14"><text:span text:style-name="T10">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span></text:p>
      <text:p text:style-name="P14"><text:span text:style-name="T10"/></text:p>
      <text:p text:style-name="P14"><text:span text:style-name="T10">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span></text:p>
      <text:p text:style-name="P14"><text:span text:style-name="T10"/></text:p>
      <text:p text:style-name="P14"><text:span text:style-name="T10">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span></text:p>
      <text:p text:style-name="P14"><text:span text:style-name="T10"/></text:p>
      <text:p text:style-name="P14"><text:span text:style-name="T10">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span></text:p>
      <text:p text:style-name="P14"><text:span text:style-name="T10"/></text:p>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put one engine as his totality.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4"><text:span text:style-name="T10"/></text:p>
      <text:p text:style-name="P14"><text:span text:style-name="T10">This is amazing! Look at the size of it! Daginal made a mental note that he'd absolutely have to look up the specs of this engine. The obesssion and fun that his little barracuda provided him, was multiplied by the size and power of the engine here. </text:span></text:p>
      <text:p text:style-name="P14"><text:span text:style-name="T10"/></text:p>
      <text:p text:style-name="P14"><text:span text:style-name="T10"/></text:p>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soft-page-break/><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text:soft-page-break/>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Google Sans" svg:font-family="'Google Sans', Roboto, arial, sans-serif"/>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22T16:18:27.51</dc:date>
    <dc:creator>Blake Stanger</dc:creator>
    <meta:editing-duration>P7DT1H38M49S</meta:editing-duration>
    <meta:editing-cycles>480</meta:editing-cycles>
    <meta:generator>OpenOffice/4.1.11$Win32 OpenOffice.org_project/4111m1$Build-9808</meta:generator>
    <meta:document-statistic meta:table-count="1" meta:image-count="1" meta:object-count="0" meta:page-count="95" meta:paragraph-count="896" meta:word-count="49259" meta:character-count="269766"/>
  </office:meta>
</office:document-meta>
</file>